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 officeooo:rsid="0016e8e5" officeooo:paragraph-rsid="0016e8e5"/>
    </style:style>
    <style:style style:name="P3" style:family="paragraph" style:parent-style-name="Standard" style:list-style-name="L1">
      <style:text-properties fo:language="en" fo:country="US" officeooo:rsid="0016e8e5" officeooo:paragraph-rsid="0019a854"/>
    </style:style>
    <style:style style:name="P4" style:family="paragraph" style:parent-style-name="Standard" style:list-style-name="L1">
      <style:text-properties fo:language="en" fo:country="US" officeooo:rsid="0019a854" officeooo:paragraph-rsid="0019a854"/>
    </style:style>
    <style:style style:name="P5" style:family="paragraph" style:parent-style-name="Standard" style:list-style-name="L1">
      <style:text-properties fo:language="en" fo:country="US" officeooo:rsid="00179d92" officeooo:paragraph-rsid="0019a854"/>
    </style:style>
    <style:style style:name="P6" style:family="paragraph" style:parent-style-name="Standard" style:list-style-name="L1">
      <style:text-properties fo:language="en" fo:country="US" officeooo:rsid="00179d92" officeooo:paragraph-rsid="00179d92"/>
    </style:style>
    <style:style style:name="P7" style:family="paragraph" style:parent-style-name="Standard" style:list-style-name="WWNum4">
      <style:text-properties fo:language="en" fo:country="US" officeooo:rsid="00179d92" officeooo:paragraph-rsid="00179d92"/>
    </style:style>
    <style:style style:name="P8" style:family="paragraph" style:parent-style-name="Standard">
      <style:text-properties fo:language="en" fo:country="US" officeooo:paragraph-rsid="00180eed"/>
    </style:style>
    <style:style style:name="P9" style:family="paragraph" style:parent-style-name="Standard" style:list-style-name="L2">
      <style:text-properties fo:language="en" fo:country="US" officeooo:paragraph-rsid="00180eed"/>
    </style:style>
    <style:style style:name="P10" style:family="paragraph" style:parent-style-name="Standard">
      <style:text-properties fo:font-size="14pt" fo:language="en" fo:country="US" fo:font-weight="bold" style:font-size-asian="14pt" style:font-weight-asian="bold" style:font-size-complex="14pt"/>
    </style:style>
    <style:style style:name="P11" style:family="paragraph" style:parent-style-name="Standard">
      <style:text-properties fo:font-size="14pt" fo:language="en" fo:country="US" fo:font-weight="bold" officeooo:paragraph-rsid="00179d92" style:font-size-asian="14pt" style:font-weight-asian="bold" style:font-size-complex="14pt"/>
    </style:style>
    <style:style style:name="P12" style:family="paragraph" style:parent-style-name="Standard">
      <style:paragraph-properties fo:margin-left="0.5in" fo:margin-right="0in" fo:text-indent="-0.25in" style:auto-text-indent="false"/>
      <style:text-properties fo:language="en" fo:country="US"/>
    </style:style>
    <style:style style:name="P13" style:family="paragraph" style:parent-style-name="Standard" style:list-style-name="WWNum6">
      <style:paragraph-properties fo:margin-left="0.5in" fo:margin-right="0in" fo:text-indent="-0.25in" style:auto-text-indent="false"/>
      <style:text-properties fo:language="en" fo:country="US"/>
    </style:style>
    <style:style style:name="P14" style:family="paragraph" style:parent-style-name="Standard" style:list-style-name="WWNum6">
      <style:paragraph-properties fo:margin-left="0.5in" fo:margin-right="0in" fo:text-indent="-0.25in" style:auto-text-indent="false"/>
      <style:text-properties fo:language="en" fo:country="US" officeooo:paragraph-rsid="0025b329"/>
    </style:style>
    <style:style style:name="P15" style:family="paragraph" style:parent-style-name="Standard" style:list-style-name="WWNum6">
      <style:paragraph-properties fo:margin-left="0.5in" fo:margin-right="0in" fo:text-indent="-0.25in" style:auto-text-indent="false"/>
      <style:text-properties fo:language="en" fo:country="US" officeooo:rsid="0025b329" officeooo:paragraph-rsid="0025b329"/>
    </style:style>
    <style:style style:name="P16" style:family="paragraph" style:parent-style-name="Standard" style:list-style-name="WWNum7">
      <style:paragraph-properties fo:margin-left="0.5in" fo:margin-right="0in" fo:text-indent="-0.25in" style:auto-text-indent="false"/>
      <style:text-properties fo:language="en" fo:country="US"/>
    </style:style>
    <style:style style:name="P17" style:family="paragraph" style:parent-style-name="Standard" style:list-style-name="WWNum1">
      <style:paragraph-properties fo:margin-left="0.5in" fo:margin-right="0in" fo:text-indent="-0.25in" style:auto-text-indent="false"/>
      <style:text-properties fo:language="en" fo:country="US"/>
    </style:style>
    <style:style style:name="P18" style:family="paragraph" style:parent-style-name="Standard" style:list-style-name="WWNum1">
      <style:paragraph-properties fo:margin-left="0.5in" fo:margin-right="0in" fo:text-indent="-0.25in" style:auto-text-indent="false"/>
      <style:text-properties fo:language="en" fo:country="US" officeooo:paragraph-rsid="00202e31"/>
    </style:style>
    <style:style style:name="P19" style:family="paragraph" style:parent-style-name="Standard" style:list-style-name="WWNum1">
      <style:paragraph-properties fo:margin-left="0.5in" fo:margin-right="0in" fo:text-indent="-0.25in" style:auto-text-indent="false"/>
      <style:text-properties fo:language="en" fo:country="US" officeooo:paragraph-rsid="0019a854"/>
    </style:style>
    <style:style style:name="P20" style:family="paragraph" style:parent-style-name="Standard" style:list-style-name="WWNum4">
      <style:paragraph-properties fo:margin-left="0.5in" fo:margin-right="0in" fo:text-indent="-0.25in" style:auto-text-indent="false"/>
      <style:text-properties fo:language="en" fo:country="US" officeooo:rsid="00179d92" officeooo:paragraph-rsid="00179d92"/>
    </style:style>
    <style:style style:name="P21" style:family="paragraph" style:parent-style-name="Standard" style:list-style-name="WWNum4">
      <style:paragraph-properties fo:margin-left="0.5in" fo:margin-right="0in" fo:text-indent="-0.25in" style:auto-text-indent="false"/>
      <style:text-properties fo:language="en" fo:country="US"/>
    </style:style>
    <style:style style:name="P22" style:family="paragraph" style:parent-style-name="Standard" style:list-style-name="WWNum3">
      <style:paragraph-properties fo:margin-left="0.5in" fo:margin-right="0in" fo:text-indent="-0.25in" style:auto-text-indent="false"/>
      <style:text-properties fo:language="en" fo:country="US" officeooo:rsid="0019a854" officeooo:paragraph-rsid="0019a854"/>
    </style:style>
    <style:style style:name="P23" style:family="paragraph" style:parent-style-name="Standard" style:list-style-name="WWNum3">
      <style:paragraph-properties fo:margin-left="0.5in" fo:margin-right="0in" fo:text-indent="-0.25in" style:auto-text-indent="false"/>
      <style:text-properties fo:language="en" fo:country="US"/>
    </style:style>
    <style:style style:name="P24" style:family="paragraph" style:parent-style-name="Standard" style:list-style-name="WWNum3">
      <style:paragraph-properties fo:margin-left="0.5in" fo:margin-right="0in" fo:text-indent="-0.25in" style:auto-text-indent="false"/>
      <style:text-properties fo:language="en" fo:country="US" officeooo:paragraph-rsid="0019a854"/>
    </style:style>
    <style:style style:name="P25" style:family="paragraph" style:parent-style-name="Standard" style:list-style-name="WWNum4">
      <style:paragraph-properties fo:margin-left="1in" fo:margin-right="0in" fo:text-indent="-0.25in" style:auto-text-indent="false"/>
      <style:text-properties fo:language="en" fo:country="US"/>
    </style:style>
    <style:style style:name="P26" style:family="paragraph" style:parent-style-name="Standard" style:list-style-name="WWNum5">
      <style:paragraph-properties fo:margin-left="1in" fo:margin-right="0in" fo:text-indent="-0.25in" style:auto-text-indent="false"/>
      <style:text-properties fo:language="en" fo:country="US"/>
    </style:style>
    <style:style style:name="P27" style:family="paragraph" style:parent-style-name="Standard" style:master-page-name="Standard">
      <style:paragraph-properties style:page-number="1"/>
      <style:text-properties fo:font-size="18pt" fo:language="en" fo:country="US" fo:font-weight="bold" style:font-size-asian="18pt" style:font-weight-asian="bold" style:font-size-complex="18pt"/>
    </style:style>
    <style:style style:name="T1" style:family="text">
      <style:text-properties fo:color="#1155cc" fo:language="en" fo:country="US" style:text-underline-style="solid" style:text-underline-width="auto" style:text-underline-color="font-color"/>
    </style:style>
    <style:style style:name="T2" style:family="text">
      <style:text-properties officeooo:rsid="00179d92"/>
    </style:style>
    <style:style style:name="T3" style:family="text">
      <style:text-properties officeooo:rsid="0019a854"/>
    </style:style>
    <style:style style:name="T4" style:family="text">
      <style:text-properties officeooo:rsid="00202e31"/>
    </style:style>
    <style:style style:name="T5" style:family="text">
      <style:text-properties style:text-position="0% 100%" officeooo:rsid="0019a854"/>
    </style:style>
    <style:style style:name="T6" style:family="text">
      <style:text-properties officeooo:rsid="0025b329"/>
    </style:style>
    <style:style style:name="T7" style:family="text">
      <style:text-properties fo:language="en" fo:country="US"/>
    </style:style>
    <style:style style:name="T8" style:family="text">
      <style:text-properties officeooo:rsid="002754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Igor Hipólito Vieira</text:p>
      <text:p text:style-name="P1"/>
      <text:p text:style-name="P1">Age: 23 years old</text:p>
      <text:p text:style-name="P1">Address: Av. Conceição, 176 - Centro - Diadema - SP - Brazil</text:p>
      <text:p text:style-name="P1">Cell phone: +5511991124191</text:p>
      <text:p text:style-name="Standard"><text:span text:style-name="T7">Email: </text:span><text:a xlink:type="simple" xlink:href="mailto:zignd.igor@gmail.com" text:style-name="ListLabel_20_64" text:visited-style-name="ListLabel_20_64"><text:span text:style-name="T1">zignd.igor@gmail.com</text:span></text:a></text:p>
      <text:p text:style-name="Standard"><text:span text:style-name="T7">GitHub: </text:span><text:a xlink:type="simple" xlink:href="https://github.com/zignd" text:style-name="ListLabel_20_64" text:visited-style-name="ListLabel_20_64"><text:span text:style-name="T1">https://github.com/zignd</text:span></text:a></text:p>
      <text:p text:style-name="P1"/>
      <text:p text:style-name="P10">Experience</text:p>
      <text:p text:style-name="P1">Teravoz - Analista Desenvolvedor Pleno, February 2018 – Present</text:p>
      <text:list xml:id="list1733563754" text:style-name="L1">
        <text:list-item>
          <text:p text:style-name="P2">Architecture and development of distributed systems using Node.js, Go (golang), Python, Redis, Asterisk (open source telephone PBX);</text:p>
        </text:list-item>
        <text:list-item>
          <text:p text:style-name="P3"><text:span text:style-name="T3">Usage of </text:span>Apache Kafka, RabbitMQ <text:span text:style-name="T3">and HTTP for communication between those systems;</text:span></text:p>
        </text:list-item>
        <text:list-item>
          <text:p text:style-name="P4">Development of AWS Lambda Functions in Node.js and Go (golang) to handle a few small events inside the architecture;</text:p>
        </text:list-item>
        <text:list-item>
          <text:p text:style-name="P5">Monitoring of the services using structured logging, <text:span text:style-name="T3">and other metricts, like uptime, CPU and memory usage all that </text:span>centralized on Datadog;</text:p>
        </text:list-item>
        <text:list-item>
          <text:p text:style-name="P6">Automated CI and CD environments using Jenkins pipelines and Ansible playbooks;</text:p>
        </text:list-item>
        <text:list-item>
          <text:p text:style-name="P4">Using Docker containers to isolate and ease the deployment of microservices in the production and staging environments.</text:p>
        </text:list-item>
      </text:list>
      <text:p text:style-name="P1"/>
      <text:p text:style-name="P1">Trade Force S.A. - Analista Desenvolvedor Pleno, June 2016 - December 2017</text:p>
      <text:list xml:id="list2843737491" text:style-name="WWNum6">
        <text:list-item>
          <text:p text:style-name="P13">Architecture and development of distributed systems using Node.js, Go (golang), RabbitMQ, Redis, and SQL Server;</text:p>
        </text:list-item>
        <text:list-item>
          <text:p text:style-name="P13">Development and maintenance of ASP.NET MVC and ASP.NET Web API applications;</text:p>
        </text:list-item>
        <text:list-item>
          <text:p text:style-name="P15">TDD and BDD using Nunit (.NET), Mocha and Chai (Node.js) and Go’s built-in testing package;</text:p>
        </text:list-item>
        <text:list-item>
          <text:p text:style-name="P15">Dependency Injection using Unity Container on .NET, implementation of design patterns <text:span text:style-name="T8">and always taking into account the SOLID design principals;</text:span></text:p>
        </text:list-item>
        <text:list-item>
          <text:p text:style-name="P14">Automation of Continuous Integration <text:span text:style-name="T2">and Continuous Delivery </text:span>environments using the concept of Pipeline as Code <text:span text:style-name="T6">through </text:span>PowerShell <text:span text:style-name="T6">scripts on </text:span>TeamCity, <text:span text:style-name="T6">and with the whole environment hosted on Azure;</text:span></text:p>
        </text:list-item>
        <text:list-item>
          <text:p text:style-name="P13">Containerization of microservices to ease the deployment process using Docker.</text:p>
        </text:list-item>
      </text:list>
      <text:p text:style-name="P1"/>
      <text:p text:style-name="P8">Trade Force S.A. - Analista Desenvolvedor Júnior, March 2016 - June 2016 (4 months)</text:p>
      <text:list xml:id="list4155934442" text:style-name="L2">
        <text:list-item>
          <text:p text:style-name="P9">Development and maintenance of ASP.NET MVC and ASP.NET Web API applications.</text:p>
        </text:list-item>
      </text:list>
      <text:p text:style-name="P1"/>
      <text:p text:style-name="P1">Bohm Tecnologia e Soluções Corporativas - Programador Júnior, February 2014 - July 2015 (1 year and 6 months)</text:p>
      <text:list xml:id="list3371768436" text:style-name="WWNum7">
        <text:list-item>
          <text:p text:style-name="P16">Migrating an ERP which was originally written in Delphi to C# as a desktop application (WPF).</text:p>
        </text:list-item>
      </text:list>
      <text:p text:style-name="P1"/>
      <text:p text:style-name="P10">Technical Skills</text:p>
      <text:list xml:id="list3875833656" text:style-name="WWNum1">
        <text:list-item>
          <text:p text:style-name="P17">Architecture and development of distributed systems using microservices, <text:soft-page-break/>communicating through HTTP, message brokers like RabbitMQ and Amazon SQS, <text:span text:style-name="T4">and Apache Kafka</text:span>;</text:p>
        </text:list-item>
        <text:list-item>
          <text:p text:style-name="P18">Backend development in <text:span text:style-name="T3">Go (golang), Node.js (JavaScript or </text:span><text:span text:style-name="T5">TypeScript</text:span><text:span text:style-name="T3">), C#, Python, Java and </text:span>Clojure;</text:p>
        </text:list-item>
        <text:list-item>
          <text:p text:style-name="P19">Frontend development in React, Angular.js, jQuery,<text:span text:style-name="T3"> JavaScript, TypeScript and </text:span>ClojureScript;</text:p>
        </text:list-item>
        <text:list-item>
          <text:p text:style-name="P17">My experience with databases includes SQL and NoSQL variants: <text:span text:style-name="T3">MySQL, </text:span>SQL Server, Oracle, Redis, MongoDB, and Datomic;</text:p>
        </text:list-item>
        <text:list-item>
          <text:p text:style-name="P17">Version control systems like Git and Team Foundation Server;</text:p>
        </text:list-item>
        <text:list-item>
          <text:p text:style-name="P17"><text:span text:style-name="T8">Regarding</text:span> DevOps, so here are a few things <text:span text:style-name="T8">that I can build </text:span>and that I have <text:s/>knowledge on: automation of CI and CD environments; Blue-Green and Canary deployment; TeamCity and Jenkins for automating tasks like builds, execution of <text:span text:style-name="T8">tests, and</text:span> deployments; containerization of applications with Docker; <text:span text:style-name="T3">building playbooks in Ansible to provision environments; </text:span>the concept of Pipeline as Code; setting up reverse proxies like NGINX; monitoring tools, aggregation<text:span text:style-name="T8"> of </text:span>structured logging and distributed tracing <text:span text:style-name="T8">logs</text:span>; and scripting tasks using PowerShell <text:span text:style-name="T8">or Python.</text:span></text:p>
        </text:list-item>
      </text:list>
      <text:p text:style-name="P1"/>
      <text:p text:style-name="P11">Education</text:p>
      <text:list xml:id="list761996212" text:style-name="WWNum4">
        <text:list-item>
          <text:p text:style-name="P20">Bachelor degree</text:p>
          <text:list>
            <text:list-item>
              <text:p text:style-name="P7">Ciência da Computação, Universidade Presbiteriana Mackenzie (From: June/2018; To: currently attending)</text:p>
            </text:list-item>
          </text:list>
        </text:list-item>
        <text:list-item>
          <text:p text:style-name="P21">Technologist</text:p>
          <text:list>
            <text:list-item>
              <text:p text:style-name="P25">Análise e Desenvolvimento de Sistemas, FATEC São Caetano do Sul (From: June/2013; To: March/2016) - not concluded.</text:p>
            </text:list-item>
          </text:list>
        </text:list-item>
        <text:list-item>
          <text:p text:style-name="P21">Technician</text:p>
        </text:list-item>
      </text:list>
      <text:list xml:id="list374536108" text:style-name="WWNum5">
        <text:list-item>
          <text:p text:style-name="P26">Técnico em Informática, ETEC Lauro Gomes (From: June/2012; To: December/2013) – concluded.</text:p>
        </text:list-item>
        <text:list-item>
          <text:p text:style-name="P26">Instalação e Manutenção de Microcomputadores e Redes Locais, SENAI - C.F.P. "JOSÉ IGNÁCIO PEIXOTO" (From: June/2011; To: December/2011) – concluded.</text:p>
        </text:list-item>
      </text:list>
      <text:p text:style-name="P1"/>
      <text:p text:style-name="P10">Books I’ve read</text:p>
      <text:p text:style-name="P1">I have a passion for learning from books, therefore, I’d like to share here a few titles that helped shape the developer I am today. It’s a bit unusual do so in a résumé, but I hope it will collaborate in building a better description of who I am. The list is in chronological order from the most recent book I finished reading.</text:p>
      <text:list xml:id="list1177316115" text:style-name="WWNum3">
        <text:list-item>
          <text:p text:style-name="P22">The Pragmatic Programmer, by Andy Hunt, Dave Thomas (almost finishing)</text:p>
        </text:list-item>
        <text:list-item>
          <text:p text:style-name="P24">The Joy of Clojure, 2nd Edition, by Michael Fogus and Chris Houser</text:p>
        </text:list-item>
        <text:list-item>
          <text:p text:style-name="P23">Building Microservices - Designing Fine-Grained Systems, by Sam Newman</text:p>
        </text:list-item>
        <text:list-item>
          <text:p text:style-name="P23">The Go Programming Language, by Alan A. A. Donovan and Brian W. Kernighan</text:p>
        </text:list-item>
        <text:list-item>
          <text:p text:style-name="P23">JavaScript: The Good Parts, by Douglas Crockford</text:p>
        </text:list-item>
        <text:list-item>
          <text:p text:style-name="P23">JavaScript: The Definitive Guide, by David Flanagan</text:p>
        </text:list-item>
        <text:list-item>
          <text:p text:style-name="P23">Pro ASP.NET MVC 5, by Adam Freeman</text:p>
        </text:list-item>
        <text:list-item>
          <text:p text:style-name="P23">Pro WPF 4.5 in C#: Windows Presentation Foundation in .NET 4.5, by Matthew MacDonald</text:p>
        </text:list-item>
        <text:list-item>
          <text:p text:style-name="P23">Visual C# 2012 How to Program, 5th Edition, by Paul Deitel and Harvey M. Deitel</text:p>
        </text:list-item>
        <text:list-item>
          <text:p text:style-name="P23">C: How to Program, 6th Edition, by Paul Deitel and Harvey M. Deit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20$Build-3</meta:generator>
    <dc:date>2019-02-24T21:18:56.956253712</dc:date>
    <meta:editing-duration>PT47M50S</meta:editing-duration>
    <meta:editing-cycles>7</meta:editing-cycles>
    <meta:document-statistic meta:table-count="0" meta:image-count="0" meta:object-count="0" meta:page-count="2" meta:paragraph-count="52" meta:word-count="730" meta:character-count="4688" meta:non-whitespace-character-count="4043"/>
  </office:meta>
</office:document-meta>
</file>